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9528" calcext:value-type="float">
            <text:p>105.1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9712" calcext:value-type="float">
            <text:p>105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0608" calcext:value-type="float">
            <text:p>106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38" calcext:value-type="float">
            <text:p>118.0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1848" calcext:value-type="float">
            <text:p>119.9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2976" calcext:value-type="float">
            <text:p>119.8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6784" calcext:value-type="float">
            <text:p>118.2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856" calcext:value-type="float">
            <text:p>120.0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608" calcext:value-type="float">
            <text:p>119.9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8976" calcext:value-type="float">
            <text:p>118.2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9624" calcext:value-type="float">
            <text:p>118.1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0816" calcext:value-type="float">
            <text:p>117.7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3392" calcext:value-type="float">
            <text:p>116.2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444" calcext:value-type="float">
            <text:p>115.5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4864" calcext:value-type="float">
            <text:p>99.1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3472" calcext:value-type="float">
            <text:p>101.6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0152" calcext:value-type="float">
            <text:p>105.6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6768" calcext:value-type="float">
            <text:p>105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4992" calcext:value-type="float">
            <text:p>106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8664" calcext:value-type="float">
            <text:p>106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6008" calcext:value-type="float">
            <text:p>111.3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4536" calcext:value-type="float">
            <text:p>113.2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6776" calcext:value-type="float">
            <text:p>115.9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9688" calcext:value-type="float">
            <text:p>117.8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3488" calcext:value-type="float">
            <text:p>117.8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5888" calcext:value-type="float">
            <text:p>117.9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8976" calcext:value-type="float">
            <text:p>118.2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8016" calcext:value-type="float">
            <text:p>118.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476" calcext:value-type="float">
            <text:p>118.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7768" calcext:value-type="float">
            <text:p>117.7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5304" calcext:value-type="float">
            <text:p>117.8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7976" calcext:value-type="float">
            <text:p>117.9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5952" calcext:value-type="float">
            <text:p>117.7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956" calcext:value-type="float">
            <text:p>118.3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5448" calcext:value-type="float">
            <text:p>118.2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2152" calcext:value-type="float">
            <text:p>117.8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948" calcext:value-type="float">
            <text:p>117.7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7096" calcext:value-type="float">
            <text:p>107.0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1" calcext:value-type="float">
            <text:p>107.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5496" calcext:value-type="float">
            <text:p>105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5368" calcext:value-type="float">
            <text:p>106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4016" calcext:value-type="float">
            <text:p>105.2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1864" calcext:value-type="float">
            <text:p>105.5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364" calcext:value-type="float">
            <text:p>105.3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592" calcext:value-type="float">
            <text:p>105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7856" calcext:value-type="float">
            <text:p>105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0112" calcext:value-type="float">
            <text:p>105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1896" calcext:value-type="float">
            <text:p>114.9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1296" calcext:value-type="float">
            <text:p>117.8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7768" calcext:value-type="float">
            <text:p>117.7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6328" calcext:value-type="float">
            <text:p>117.6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0232" calcext:value-type="float">
            <text:p>117.6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3456" calcext:value-type="float">
            <text:p>116.0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8376" calcext:value-type="float">
            <text:p>109.6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7248" calcext:value-type="float">
            <text:p>105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1112" calcext:value-type="float">
            <text:p>105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7416" calcext:value-type="float">
            <text:p>105.8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0256" calcext:value-type="float">
            <text:p>105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7208" calcext:value-type="float">
            <text:p>105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364" calcext:value-type="float">
            <text:p>105.3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6792" calcext:value-type="float">
            <text:p>105.3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2264" calcext:value-type="float">
            <text:p>104.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4848" calcext:value-type="float">
            <text:p>102.0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8296" calcext:value-type="float">
            <text:p>105.2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7208" calcext:value-type="float">
            <text:p>105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4848" calcext:value-type="float">
            <text:p>105.8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1424" calcext:value-type="float">
            <text:p>105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7208" calcext:value-type="float">
            <text:p>113.2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3904" calcext:value-type="float">
            <text:p>114.2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2816" calcext:value-type="float">
            <text:p>114.7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3408" calcext:value-type="float">
            <text:p>117.1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476" calcext:value-type="float">
            <text:p>118.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9056" calcext:value-type="float">
            <text:p>118.9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2264" calcext:value-type="float">
            <text:p>120.2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9696" calcext:value-type="float">
            <text:p>120.2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6544" calcext:value-type="float">
            <text:p>120.1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2536" calcext:value-type="float">
            <text:p>120.1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2328" calcext:value-type="float">
            <text:p>119.9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7944" calcext:value-type="float">
            <text:p>119.9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4144" calcext:value-type="float">
            <text:p>120.0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3184" calcext:value-type="float">
            <text:p>119.9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384" calcext:value-type="float">
            <text:p>120.0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0824" calcext:value-type="float">
            <text:p>120.1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2536" calcext:value-type="float">
            <text:p>120.1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816" calcext:value-type="float">
            <text:p>120.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9008" calcext:value-type="float">
            <text:p>120.0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976" calcext:value-type="float">
            <text:p>119.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0576" calcext:value-type="float">
            <text:p>119.6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0096" calcext:value-type="float">
            <text:p>119.6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7824" calcext:value-type="float">
            <text:p>118.9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476" calcext:value-type="float">
            <text:p>118.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6784" calcext:value-type="float">
            <text:p>118.2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9792" calcext:value-type="float">
            <text:p>117.9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4824" calcext:value-type="float">
            <text:p>117.8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752" calcext:value-type="float">
            <text:p>116.8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2648" calcext:value-type="float">
            <text:p>114.9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6512" calcext:value-type="float">
            <text:p>114.5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5056" calcext:value-type="float">
            <text:p>105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2032" calcext:value-type="float">
            <text:p>105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9544" calcext:value-type="float">
            <text:p>106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4472" calcext:value-type="float">
            <text:p>117.3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7288" calcext:value-type="float">
            <text:p>117.7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4072" calcext:value-type="float">
            <text:p>117.9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0496" calcext:value-type="float">
            <text:p>119.0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2104" calcext:value-type="float">
            <text:p>118.9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2504" calcext:value-type="float">
            <text:p>118.3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0584" calcext:value-type="float">
            <text:p>118.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1192" calcext:value-type="float">
            <text:p>117.7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332" calcext:value-type="float">
            <text:p>118.0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24" calcext:value-type="float">
            <text:p>117.3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6664" calcext:value-type="float">
            <text:p>117.3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6536" calcext:value-type="float">
            <text:p>114.0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5552" calcext:value-type="float">
            <text:p>114.5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1008" calcext:value-type="float">
            <text:p>94.1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5376" calcext:value-type="float">
            <text:p>93.3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9384" calcext:value-type="float">
            <text:p>101.91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8336" calcext:value-type="float">
            <text:p>101.99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081142857" calcext:value-type="float">
            <text:p>100.19908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878857143" calcext:value-type="float">
            <text:p>103.69687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3584551724" calcext:value-type="float">
            <text:p>109.793584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4335172414" calcext:value-type="float">
            <text:p>110.754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8799142857" calcext:value-type="float">
            <text:p>107.848799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1484965517" calcext:value-type="float">
            <text:p>101.061484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67085714286" calcext:value-type="float">
            <text:p>98.306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98016551724" calcext:value-type="float">
            <text:p>95.4498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84888888889" calcext:value-type="float">
            <text:p>95.7184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10251034483" calcext:value-type="float">
            <text:p>94.9910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10578064516" calcext:value-type="float">
            <text:p>91.8410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488" calcext:value-type="float">
            <text:p>93.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10704516129" calcext:value-type="float">
            <text:p>98.751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1032" calcext:value-type="float">
            <text:p>104.61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402064516" calcext:value-type="float">
            <text:p>110.04440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2587870968" calcext:value-type="float">
            <text:p>104.99258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228" calcext:value-type="float">
            <text:p>95.7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46681290323" calcext:value-type="float">
            <text:p>94.794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8168" calcext:value-type="float">
            <text:p>94.77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28350967742" calcext:value-type="float">
            <text:p>94.5328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92228571428" calcext:value-type="float">
            <text:p>95.0192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5873548387" calcext:value-type="float">
            <text:p>95.045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7026206897" calcext:value-type="float">
            <text:p>95.82670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97591428571" calcext:value-type="float">
            <text:p>96.4797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7268" calcext:value-type="float">
            <text:p>98.53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1748571429" calcext:value-type="float">
            <text:p>100.531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995428571" calcext:value-type="float">
            <text:p>108.87499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654285714" calcext:value-type="float">
            <text:p>109.846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5093333333" calcext:value-type="float">
            <text:p>98.986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286285714" calcext:value-type="float">
            <text:p>100.04428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8912" calcext:value-type="float">
            <text:p>98.2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0982" calcext:value-type="float">
            <text:p>97.01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011872" calcext:value-type="float">
            <text:p>94.310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85491428572" calcext:value-type="float">
            <text:p>94.41854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30412903226" calcext:value-type="float">
            <text:p>95.863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52472" calcext:value-type="float">
            <text:p>96.7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80918709677" calcext:value-type="float">
            <text:p>98.738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86104" calcext:value-type="float">
            <text:p>104.24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104283871" calcext:value-type="float">
            <text:p>109.32104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973935484" calcext:value-type="float">
            <text:p>110.51497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37696" calcext:value-type="float">
            <text:p>104.0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38588387097" calcext:value-type="float">
            <text:p>94.513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09848" calcext:value-type="float">
            <text:p>94.3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3376516129" calcext:value-type="float">
            <text:p>96.013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84311428571" calcext:value-type="float">
            <text:p>94.9984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20139354839" calcext:value-type="float">
            <text:p>94.4520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33899354839" calcext:value-type="float">
            <text:p>94.793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75984" calcext:value-type="float">
            <text:p>95.8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4206451613" calcext:value-type="float">
            <text:p>97.04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28464" calcext:value-type="float">
            <text:p>100.80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6409806452" calcext:value-type="float">
            <text:p>109.51640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229677419" calcext:value-type="float">
            <text:p>106.637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4692" calcext:value-type="float">
            <text:p>103.83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64190967742" calcext:value-type="float">
            <text:p>95.776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91895172414" calcext:value-type="float">
            <text:p>95.2291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12139354839" calcext:value-type="float">
            <text:p>95.671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0195862069" calcext:value-type="float">
            <text:p>94.1980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6127483871" calcext:value-type="float">
            <text:p>93.566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76048" calcext:value-type="float">
            <text:p>93.9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16926896552" calcext:value-type="float">
            <text:p>94.5516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0252" calcext:value-type="float">
            <text:p>96.2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426482759" calcext:value-type="float">
            <text:p>101.342426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67248" calcext:value-type="float">
            <text:p>108.51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0616" calcext:value-type="float">
            <text:p>108.39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60872" calcext:value-type="float">
            <text:p>99.6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0511483871" calcext:value-type="float">
            <text:p>93.590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6272" calcext:value-type="float">
            <text:p>97.8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68020645161" calcext:value-type="float">
            <text:p>94.9568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4108" calcext:value-type="float">
            <text:p>96.11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16030344828" calcext:value-type="float">
            <text:p>97.38160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6454" calcext:value-type="float">
            <text:p>96.59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43351724138" calcext:value-type="float">
            <text:p>99.3243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217714286" calcext:value-type="float">
            <text:p>105.91821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7266482759" calcext:value-type="float">
            <text:p>113.397266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460571429" calcext:value-type="float">
            <text:p>102.79946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0754758621" calcext:value-type="float">
            <text:p>104.520754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4029428571" calcext:value-type="float">
            <text:p>100.38402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0704" calcext:value-type="float">
            <text:p>101.07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9608" calcext:value-type="float">
            <text:p>102.40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8656" calcext:value-type="float">
            <text:p>102.25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39187096774" calcext:value-type="float">
            <text:p>93.173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5904" calcext:value-type="float">
            <text:p>95.19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15409032258" calcext:value-type="float">
            <text:p>97.451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93648" calcext:value-type="float">
            <text:p>104.23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164387097" calcext:value-type="float">
            <text:p>109.26116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0039483871" calcext:value-type="float">
            <text:p>111.150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9224" calcext:value-type="float">
            <text:p>106.74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96990967742" calcext:value-type="float">
            <text:p>99.159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7344" calcext:value-type="float">
            <text:p>96.35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37305806452" calcext:value-type="float">
            <text:p>95.183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88342857143" calcext:value-type="float">
            <text:p>92.998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2223483871" calcext:value-type="float">
            <text:p>93.5722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36144" calcext:value-type="float">
            <text:p>97.80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9543225807" calcext:value-type="float">
            <text:p>95.6219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73976" calcext:value-type="float">
            <text:p>103.58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6546064516" calcext:value-type="float">
            <text:p>111.1965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4156645161" calcext:value-type="float">
            <text:p>111.69415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7152" calcext:value-type="float">
            <text:p>109.63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5179870968" calcext:value-type="float">
            <text:p>100.58517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09672" calcext:value-type="float">
            <text:p>92.9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6663225807" calcext:value-type="float">
            <text:p>96.3656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1555862069" calcext:value-type="float">
            <text:p>90.7141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32704" calcext:value-type="float">
            <text:p>90.73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59176774194" calcext:value-type="float">
            <text:p>90.805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20664" calcext:value-type="float">
            <text:p>93.29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37127741935" calcext:value-type="float">
            <text:p>95.4837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21712" calcext:value-type="float">
            <text:p>101.85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130116129" calcext:value-type="float">
            <text:p>110.60130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962322581" calcext:value-type="float">
            <text:p>110.16396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79168" calcext:value-type="float">
            <text:p>106.8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61501935484" calcext:value-type="float">
            <text:p>97.656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05288" calcext:value-type="float">
            <text:p>92.47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06291612903" calcext:value-type="float">
            <text:p>92.2706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45242857143" calcext:value-type="float">
            <text:p>88.9945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89184516129" calcext:value-type="float">
            <text:p>87.628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82255483871" calcext:value-type="float">
            <text:p>86.878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0088" calcext:value-type="float">
            <text:p>88.43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4629677419" calcext:value-type="float">
            <text:p>88.5934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75304" calcext:value-type="float">
            <text:p>94.33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5728" calcext:value-type="float">
            <text:p>106.5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5234857143" calcext:value-type="float">
            <text:p>106.54523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4743172414" calcext:value-type="float">
            <text:p>101.064743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1892" calcext:value-type="float">
            <text:p>87.78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61128571429" calcext:value-type="float">
            <text:p>85.3761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1871428571" calcext:value-type="float">
            <text:p>84.6641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15550967742" calcext:value-type="float">
            <text:p>84.291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33138064516" calcext:value-type="float">
            <text:p>83.983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60032" calcext:value-type="float">
            <text:p>84.50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09233548387" calcext:value-type="float">
            <text:p>85.160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6096" calcext:value-type="float">
            <text:p>88.7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08944" calcext:value-type="float">
            <text:p>103.9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52" calcext:value-type="float">
            <text:p>105.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07489655172" calcext:value-type="float">
            <text:p>90.6007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57608" calcext:value-type="float">
            <text:p>87.59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15809655173" calcext:value-type="float">
            <text:p>83.541580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39912" calcext:value-type="float">
            <text:p>88.47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1238" calcext:value-type="float">
            <text:p>84.58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01406451613" calcext:value-type="float">
            <text:p>82.610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81217391304" calcext:value-type="float">
            <text:p>79.22812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1094545455" calcext:value-type="float">
            <text:p>79.7081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574" calcext:value-type="float">
            <text:p>81.80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47126956522" calcext:value-type="float">
            <text:p>85.314712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5092" calcext:value-type="float">
            <text:p>87.9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2044" calcext:value-type="float">
            <text:p>87.9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8066666667" calcext:value-type="float">
            <text:p>95.8198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953" calcext:value-type="float">
            <text:p>87.67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4636" calcext:value-type="float">
            <text:p>87.3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92510039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802" calcext:value-type="float">
            <text:p>87.188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6" meta:object-count="0"/>
    <meta:user-defined meta:name="AppVersion">3.0</meta:user-defined>
  </office:meta>
</office:document-meta>
</file>